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6478e" officeooo:paragraph-rsid="0016478e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6478e" officeooo:paragraph-rsid="0016478e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9d68e" officeooo:paragraph-rsid="0019d68e"/>
    </style:style>
    <style:style style:name="P4" style:family="paragraph" style:parent-style-name="Standard">
      <style:paragraph-properties fo:text-align="start" style:justify-single-word="false" fo:break-before="page"/>
      <style:text-properties fo:color="#c9211e" loext:opacity="100%" style:font-name="Arial" style:text-underline-style="none" officeooo:rsid="00282224" officeooo:paragraph-rsid="00282224"/>
    </style:style>
    <style:style style:name="P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6478e" officeooo:paragraph-rsid="0016478e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16478e" officeooo:paragraph-rsid="0016478e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183255" officeooo:paragraph-rsid="00183255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19d68e" officeooo:paragraph-rsid="0019d68e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1a8d11" officeooo:paragraph-rsid="001a8d11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1d8efc" officeooo:paragraph-rsid="001d8efc"/>
    </style:style>
    <style:style style:name="P11" style:family="paragraph" style:parent-style-name="Standard">
      <style:paragraph-properties fo:text-align="start" style:justify-single-word="false" fo:break-before="page"/>
      <style:text-properties style:font-name="Arial" style:text-underline-style="none" officeooo:rsid="001f72cc" officeooo:paragraph-rsid="001f72cc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1f72cc" officeooo:paragraph-rsid="001f72cc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262423" officeooo:paragraph-rsid="00262423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officeooo:rsid="00282224" officeooo:paragraph-rsid="00282224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officeooo:rsid="00284f58" officeooo:paragraph-rsid="00284f58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officeooo:rsid="00298109" officeooo:paragraph-rsid="00298109"/>
    </style:style>
    <style:style style:name="P17" style:family="paragraph" style:parent-style-name="Standard">
      <style:paragraph-properties fo:text-align="start" style:justify-single-word="false"/>
      <style:text-properties style:font-name="Arial" style:text-underline-style="none" officeooo:rsid="002b3463" officeooo:paragraph-rsid="002b3463"/>
    </style:style>
    <style:style style:name="T1" style:family="text">
      <style:text-properties officeooo:rsid="00193ca9"/>
    </style:style>
    <style:style style:name="T2" style:family="text">
      <style:text-properties officeooo:rsid="001a10a4"/>
    </style:style>
    <style:style style:name="T3" style:family="text">
      <style:text-properties officeooo:rsid="001a8d11"/>
    </style:style>
    <style:style style:name="T4" style:family="text">
      <style:text-properties officeooo:rsid="001c5c9e"/>
    </style:style>
    <style:style style:name="T5" style:family="text">
      <style:text-properties officeooo:rsid="0020a0f0"/>
    </style:style>
    <style:style style:name="T6" style:family="text">
      <style:text-properties officeooo:rsid="00215b5c"/>
    </style:style>
    <style:style style:name="T7" style:family="text">
      <style:text-properties officeooo:rsid="0024db13"/>
    </style:style>
    <style:style style:name="T8" style:family="text">
      <style:text-properties officeooo:rsid="0024f559"/>
    </style:style>
    <style:style style:name="T9" style:family="text">
      <style:text-properties officeooo:rsid="00262423"/>
    </style:style>
    <style:style style:name="T10" style:family="text">
      <style:text-properties officeooo:rsid="002786cf"/>
    </style:style>
    <style:style style:name="T11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duite de réunion</text:p>
      <text:p text:style-name="P5"/>
      <text:p text:style-name="P2">I. Introduction</text:p>
      <text:p text:style-name="P6"/>
      <text:p text:style-name="P7">⇒ Utilité des réunions</text:p>
      <text:p text:style-name="P7"><text:tab/>⇒ Partager un même niveau de connaissance sur un sujet ou un problème</text:p>
      <text:p text:style-name="P7"><text:tab/>⇒ ET/OU décider collectivement</text:p>
      <text:p text:style-name="P7"><text:tab/><text:tab/>⇒ Décision accepter plus facilement par tous</text:p>
      <text:p text:style-name="P7"/>
      <text:p text:style-name="P7"><text:tab/>⇒ Essentiel pour souder une équipe</text:p>
      <text:p text:style-name="P7"><text:tab/>⇒ Créer une dynamique</text:p>
      <text:p text:style-name="P7"><text:tab/>⇒ Susciter la coopération dans une équipe </text:p>
      <text:p text:style-name="P7"/>
      <text:p text:style-name="P7">⇒ Réunion chronophage et inutile ?</text:p>
      <text:p text:style-name="P7"><text:tab/>⇒ 40 à 70 % passé en réunions</text:p>
      <text:p text:style-name="P7"><text:tab/>⇒ 70 % des réunions jugées inutiles</text:p>
      <text:p text:style-name="P7"><text:tab/></text:p>
      <text:p text:style-name="P7"><text:tab/>⇒ Réunion efficace</text:p>
      <text:p text:style-name="P7"><text:tab/><text:tab/>⇒ Brève</text:p>
      <text:p text:style-name="P7"><text:tab/><text:tab/>⇒ Indispensable (contenu / personnes)</text:p>
      <text:p text:style-name="P7"><text:tab/><text:tab/><text:span text:style-name="T1">⇒ Action / décision</text:span></text:p>
      <text:p text:style-name="P7"/>
      <text:p text:style-name="P7"><text:tab/><text:span text:style-name="T1">⇒ Conduite de réunion</text:span></text:p>
      <text:p text:style-name="P7"><text:tab/><text:tab/><text:span text:style-name="T1">⇒ Méthodique</text:span></text:p>
      <text:p text:style-name="P7"><text:tab/><text:tab/><text:span text:style-name="T1">⇒ Routine évitée</text:span></text:p>
      <text:p text:style-name="P7"><text:tab/><text:tab/><text:span text:style-name="T1">⇒ Critique acceptée</text:span></text:p>
      <text:p text:style-name="P7"><text:tab/><text:tab/><text:span text:style-name="T1">⇒ Innovation favorisée</text:span></text:p>
      <text:p text:style-name="P7"/>
      <text:p text:style-name="P7"/>
      <text:p text:style-name="P3">II. Avant la réunion</text:p>
      <text:p text:style-name="P8"/>
      <text:p text:style-name="P8">⇒ Opportunité de la réunion</text:p>
      <text:p text:style-name="P8"><text:tab/>⇒ Objectif clair et précis</text:p>
      <text:p text:style-name="P8"><text:tab/><text:tab/>⇒ Information, contribution, décision</text:p>
      <text:p text:style-name="P8"><text:tab/>⇒ Réunion plus efficace que les autres moyens de communication</text:p>
      <text:p text:style-name="P8"><text:tab/><text:tab/><text:span text:style-name="T2">⇒ Meilleur compréhension, réaction immédiates, initiatives possible</text:span></text:p>
      <text:p text:style-name="P8"/>
      <text:p text:style-name="P8">⇒ Périmètre de la réunion</text:p>
      <text:p text:style-name="P8"><text:tab/><text:span text:style-name="T3">⇒ Nombre restreint de personnes concernées</text:span></text:p>
      <text:p text:style-name="P8"><text:tab/><text:span text:style-name="T3">⇒ 2h max</text:span></text:p>
      <text:p text:style-name="P8"><text:tab/><text:span text:style-name="T3">⇒ Ordre du jour précis</text:span></text:p>
      <text:p text:style-name="P8"/>
      <text:p text:style-name="P9">⇒ Date fixée 15 jours avant</text:p>
      <text:p text:style-name="P9"/>
      <text:p text:style-name="P9">⇒ Salle choisie <text:span text:style-name="T4">en</text:span> fonction des besoins</text:p>
      <text:p text:style-name="P9"/>
      <text:p text:style-name="P10">⇒ Convocations</text:p>
      <text:p text:style-name="P10"><text:tab/>⇒ Document préparatoire</text:p>
      <text:p text:style-name="P10"><text:tab/><text:tab/>⇒ Demande d’une réflexion</text:p>
      <text:p text:style-name="P10"><text:tab/><text:tab/>⇒ Voire une contribution</text:p>
      <text:p text:style-name="P10"/>
      <text:p text:style-name="P11">⇒ Méthode</text:p>
      <text:p text:style-name="P12"><text:tab/>⇒ Réunion d’information descendante</text:p>
      <text:p text:style-name="P12"><text:tab/>⇒ Réunion d’information ascendante</text:p>
      <text:p text:style-name="P12"><text:tab/>⇒ Réunion coopérative organisant une mission</text:p>
      <text:p text:style-name="P12"><text:tab/><text:span text:style-name="T5">⇒ Réunion collaborative résolution de problème</text:span></text:p>
      <text:p text:style-name="P12"><text:tab/><text:span text:style-name="T6">⇒ Réunion collaborative de discussion</text:span></text:p>
      <text:p text:style-name="P12"><text:tab/></text:p>
      <text:p text:style-name="P12"><text:tab/><text:span text:style-name="T7">⇒ Quelle que soit la méthode, favoriser les réunions en intelligence collective</text:span></text:p>
      <text:p text:style-name="P12"><text:tab/><text:tab/><text:span text:style-name="T7">⇒ Facilitateur</text:span></text:p>
      <text:p text:style-name="P12"><text:tab/><text:tab/><text:tab/><text:span text:style-name="T7">⇒ Défini l’objectif</text:span></text:p>
      <text:p text:style-name="P12"><text:tab/><text:tab/><text:tab/><text:span text:style-name="T7">⇒ Défini la structure</text:span></text:p>
      <text:p text:style-name="P12"><text:tab/><text:tab/><text:tab/><text:span text:style-name="T7">⇒ Invite à participer</text:span></text:p>
      <text:p text:style-name="P12"><text:tab/><text:tab/><text:tab/><text:span text:style-name="T7">⇒ Délègue les rôles</text:span></text:p>
      <text:p text:style-name="P12"/>
      <text:p text:style-name="P12"><text:tab/><text:tab/><text:span text:style-name="T7">⇒ Gardien du temps</text:span></text:p>
      <text:p text:style-name="P12"><text:tab/><text:tab/><text:tab/><text:span text:style-name="T7">⇒ Par</text:span><text:span text:style-name="T8">t</text:span><text:span text:style-name="T7">icipe</text:span></text:p>
      <text:p text:style-name="P12"><text:tab/><text:tab/><text:tab/><text:span text:style-name="T7">⇒ An</text:span><text:span text:style-name="T8">n</text:span><text:span text:style-name="T7">once le temps</text:span></text:p>
      <text:p text:style-name="P12"><text:tab/><text:tab/><text:tab/><text:span text:style-name="T7">⇒ recadre</text:span></text:p>
      <text:p text:style-name="P12"/>
      <text:p text:style-name="P12"><text:tab/><text:tab/><text:span text:style-name="T7">⇒ Méta</text:span></text:p>
      <text:p text:style-name="P12"><text:tab/><text:tab/><text:tab/><text:span text:style-name="T7">⇒ Participe</text:span></text:p>
      <text:p text:style-name="P12"><text:tab/><text:tab/><text:tab/><text:span text:style-name="T7">⇒ Observe la dynamique du groupe</text:span></text:p>
      <text:p text:style-name="P12"><text:tab/><text:tab/><text:tab/><text:span text:style-name="T7">⇒ Recadre</text:span></text:p>
      <text:p text:style-name="P12"/>
      <text:p text:style-name="P12"><text:tab/><text:tab/><text:span text:style-name="T7">⇒ Leader</text:span></text:p>
      <text:p text:style-name="P12"><text:tab/><text:tab/><text:span text:style-name="T7">⇒ Participant</text:span></text:p>
      <text:p text:style-name="P12"><text:tab/><text:tab/><text:span text:style-name="T7">⇒ Décisionnel</text:span></text:p>
      <text:p text:style-name="P12"/>
      <text:p text:style-name="P12"><text:tab/><text:span text:style-name="T9">⇒ Concernant les réunions où l’avis des participants est <text:s/>demandé se rappeler</text:span></text:p>
      <text:p text:style-name="P12"><text:tab/><text:tab/><text:span text:style-name="T9">⇒ Pensée de groupe moyennement créative</text:span></text:p>
      <text:p text:style-name="P12"><text:tab/><text:tab/><text:tab/><text:span text:style-name="T9">⇒ Favoriser les aller-retours</text:span></text:p>
      <text:p text:style-name="P12"><text:tab/><text:tab/><text:tab/><text:span text:style-name="T9">⇒ Réflexion individuelle / en groupe</text:span></text:p>
      <text:p text:style-name="P12"><text:tab/><text:tab/><text:tab/></text:p>
      <text:p text:style-name="P12"><text:tab/><text:tab/><text:tab/><text:span text:style-name="T9">⇒ Brainwritting « 6-3-5 » plus efficace <text:s/>que le brainstorming</text:span></text:p>
      <text:p text:style-name="P12"><text:tab/><text:tab/></text:p>
      <text:p text:style-name="P12"><text:tab/><text:tab/><text:span text:style-name="T9">⇒ Personnes ayant déjà travaillé ensemble ET quelques nouveaux venus</text:span></text:p>
      <text:p text:style-name="P12"><text:tab/><text:tab/></text:p>
      <text:p text:style-name="P12"><text:tab/><text:tab/><text:span text:style-name="T9">⇒ Lieu parfois déterminant</text:span></text:p>
      <text:p text:style-name="P12"/>
      <text:p text:style-name="P13">⇒ QQOQCP</text:p>
      <text:p text:style-name="P13"><text:tab/>⇒ Qui ? Quoi ? Où ? Quand ? Comment ? Pourquoi ?</text:p>
      <text:p text:style-name="P13"><text:tab/></text:p>
      <text:p text:style-name="P13"><text:tab/><text:span text:style-name="T10">⇒ Cerner l’intervention sous toutes ses dimensions</text:span></text:p>
      <text:p text:style-name="P13"><text:tab/></text:p>
      <text:p text:style-name="P13"><text:tab/><text:span text:style-name="T10">⇒ Avant</text:span></text:p>
      <text:p text:style-name="P13"><text:tab/><text:span text:style-name="T10">⇒ Pendant </text:span></text:p>
      <text:p text:style-name="P13"><text:tab/><text:tab/><text:span text:style-name="T10">⇒ Fil conducteur, prise de notes</text:span></text:p>
      <text:p text:style-name="P4">III. Pendant la réunion</text:p>
      <text:p text:style-name="P14"/>
      <text:p text:style-name="P14">⇒ Formalité pour bien commencer la réunion<text:tab/></text:p>
      <text:p text:style-name="P14"><text:tab/>⇒ Ambiance conviviale</text:p>
      <text:p text:style-name="P14"><text:tab/>⇒ Concentration maximale</text:p>
      <text:p text:style-name="P14"><text:tab/>⇒ Pas de risque à les traiter a la fin de la réunion (les infos importantes)</text:p>
      <text:p text:style-name="P14"/>
      <text:p text:style-name="P14">⇒ État d’esprit</text:p>
      <text:p text:style-name="P14"><text:tab/>⇒ Organisateur</text:p>
      <text:p text:style-name="P14"><text:tab/><text:tab/>⇒ Exactitude</text:p>
      <text:p text:style-name="P14"><text:tab/><text:tab/>⇒ Centrage</text:p>
      <text:p text:style-name="P14"/>
      <text:p text:style-name="P14"><text:tab/>⇒ Participant</text:p>
      <text:p text:style-name="P14"><text:tab/><text:tab/>⇒ Participation de tous</text:p>
      <text:p text:style-name="P14"><text:tab/><text:tab/>⇒ Ecoute </text:p>
      <text:p text:style-name="P14"><text:tab/><text:tab/>⇒ Echange large</text:p>
      <text:p text:style-name="P14"><text:tab/><text:tab/>⇒ Effort d’originalité</text:p>
      <text:p text:style-name="P14"/>
      <text:p text:style-name="P15">⇒ 2 cas délicats</text:p>
      <text:p text:style-name="P15"><text:tab/>⇒ Gérer les conflits</text:p>
      <text:p text:style-name="P15"><text:tab/>⇒ Absence de participation</text:p>
      <text:p text:style-name="P15"><text:tab/><text:tab/>⇒ Rechercher les obstacles cachés</text:p>
      <text:p text:style-name="P15"/>
      <text:p text:style-name="P16">⇒ Bien communiquer pour rendre efficace une réunion</text:p>
      <text:p text:style-name="P16"><text:tab/>⇒ Communication efficace</text:p>
      <text:p text:style-name="P16"><text:tab/>⇒ Rédaction d’un relevé de décision</text:p>
      <text:p text:style-name="P16"/>
      <text:p text:style-name="P16"><text:tab/>⇒ Les fonctions de l’animateur</text:p>
      <text:p text:style-name="P16"><text:tab/><text:tab/>⇒ Faciliter la dynamique du groupe</text:p>
      <text:p text:style-name="P16"><text:tab/><text:tab/>⇒ Stimuler la production</text:p>
      <text:p text:style-name="P16"><text:tab/><text:tab/>⇒ Réguler les interactions</text:p>
      <text:p text:style-name="P16"/>
      <text:p text:style-name="P17"><text:span text:style-name="T11">IV.</text:span> <text:span text:style-name="T11">Après la réunion</text:span></text:p>
      <text:p text:style-name="P17"/>
      <text:p text:style-name="P17">Crédibilité et efficacité de la réunion</text:p>
      <text:p text:style-name="P17"><text:tab/>⇒ Rédiger le compte rendu de façon neutre</text:p>
      <text:p text:style-name="P17"><text:tab/>⇒ Mettre en œuvre les décisions</text:p>
      <text:p text:style-name="P17"><text:tab/>⇒ S’assurer de leur bonne application</text:p>
      <text:p text:style-name="P17"><text:tab/>⇒ Diffuser rapidement le compte rendu</text:p>
      <text:p text:style-name="P17"/>
      <text:p text:style-name="P17">Amélioré sa conduite de réunion</text:p>
      <text:p text:style-name="P17"><text:tab/>⇒ Faire le bilan</text:p>
      <text:p text:style-name="P17"><text:tab/><text:tab/>⇒ Point à changer</text:p>
      <text:p text:style-name="P17"><text:tab/><text:tab/>⇒ Point à améliorer</text:p>
      <text:p text:style-name="P17"><text:tab/><text:tab/>⇒ Point à conserv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09:24:20.363900364</meta:creation-date>
    <dc:date>2023-12-21T10:02:37.678247490</dc:date>
    <meta:editing-duration>PT38M9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3" meta:paragraph-count="116" meta:word-count="516" meta:character-count="3177" meta:non-whitespace-character-count="2603"/>
  </office:meta>
</office:document-meta>
</file>